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Heading_20_3">
      <style:paragraph-properties fo:margin-left="0cm" fo:margin-right="0cm" fo:margin-top="0cm" fo:margin-bottom="0cm" style:contextual-spacing="false" fo:orphans="2" fo:widows="2" fo:text-indent="0cm" style:auto-text-indent="false"/>
    </style:style>
    <style:style style:name="P2" style:family="paragraph" style:parent-style-name="Heading_20_3">
      <style:text-properties officeooo:rsid="001d9a01"/>
    </style:style>
    <style:style style:name="P3" style:family="paragraph" style:parent-style-name="Standard">
      <style:text-properties officeooo:rsid="001d9a01"/>
    </style:style>
    <style:style style:name="P4" style:family="paragraph" style:parent-style-name="Heading_20_3">
      <style:text-properties fo:font-variant="normal" fo:text-transform="none" fo:color="#000000" loext:opacity="100%" style:font-name="Roboto" fo:font-size="12pt" fo:letter-spacing="normal" fo:font-style="normal" fo:font-weight="normal" officeooo:rsid="001d9a01" style:font-size-asian="12pt" style:font-size-complex="12pt"/>
    </style:style>
    <style:style style:name="P5" style:family="paragraph" style:parent-style-name="Text_20_body">
      <style:text-properties fo:font-variant="normal" fo:text-transform="none" fo:color="#000000" loext:opacity="100%" style:font-name="Roboto" fo:font-size="12pt" fo:letter-spacing="normal" fo:font-style="normal" fo:font-weight="normal" officeooo:rsid="001d9a01" style:font-size-asian="12pt" style:font-size-complex="12pt"/>
    </style:style>
    <style:style style:name="P6" style:family="paragraph" style:parent-style-name="Heading_20_4">
      <style:text-properties fo:font-variant="normal" fo:text-transform="none" fo:color="#000000" loext:opacity="100%" style:font-name="Roboto" fo:font-size="12pt" fo:letter-spacing="normal" fo:font-style="normal" fo:font-weight="normal" officeooo:rsid="001d9a01" style:font-size-asian="12pt" style:font-size-complex="12pt"/>
    </style:style>
    <style:style style:name="P7" style:family="paragraph" style:parent-style-name="Heading_20_3">
      <style:paragraph-properties fo:break-before="page"/>
      <style:text-properties fo:font-variant="normal" fo:text-transform="none" fo:color="#000000" loext:opacity="100%" style:font-name="Roboto" fo:font-size="12pt" fo:letter-spacing="normal" fo:font-style="normal" fo:font-weight="normal" officeooo:rsid="001d9a01" style:font-size-asian="12pt" style:font-size-complex="12pt"/>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style:font-size-asian="12pt" style:font-size-complex="12pt"/>
    </style:style>
    <style:style style:name="P10" style:family="paragraph" style:parent-style-name="Heading_20_3">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style:font-size-asian="12pt" style:font-size-complex="12pt"/>
    </style:style>
    <style:style style:name="P11"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officeooo:rsid="002330dd" officeooo:paragraph-rsid="002330dd" style:font-size-asian="12pt" style:font-size-complex="12pt"/>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officeooo:rsid="002330dd" officeooo:paragraph-rsid="002330dd" style:font-size-asian="12pt" style:font-size-complex="12pt"/>
    </style:style>
    <style:style style:name="P13"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font-size="12pt" fo:letter-spacing="normal" officeooo:paragraph-rsid="002330dd" style:font-size-asian="12pt" style:font-size-complex="12pt"/>
    </style:style>
    <style:style style:name="P1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fo:font-size="12pt" fo:letter-spacing="normal" style:font-size-asian="12pt" style:font-size-complex="12pt"/>
    </style:style>
    <style:style style:name="P1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text-line-through-style="none" style:text-line-through-type="none" style:font-name="Roboto" fo:font-size="12pt" fo:letter-spacing="normal" fo:font-style="normal" style:text-underline-style="none" fo:font-weight="normal" style:text-blinking="false" fo:background-color="transparent" style:font-size-asian="12pt" style:font-size-complex="12pt"/>
    </style:style>
    <style:style style:name="P16" style:family="paragraph" style:parent-style-name="Horizontal_20_Line">
      <style:text-properties fo:color="#000000" loext:opacity="100%" fo:font-size="12pt" style:font-size-asian="12pt" style:font-size-complex="12pt"/>
    </style:style>
    <style:style style:name="P17" style:family="paragraph" style:parent-style-name="Standard">
      <style:text-properties fo:color="#000000" loext:opacity="100%" fo:font-size="12pt" officeooo:rsid="001d9a01" style:font-size-asian="12pt" style:font-size-complex="12pt"/>
    </style:style>
    <style:style style:name="P18" style:family="paragraph" style:parent-style-name="Quotations">
      <style:text-properties fo:color="#000000" loext:opacity="100%" fo:font-size="12pt" officeooo:rsid="001d9a01" style:font-size-asian="12pt" style:font-size-complex="12pt"/>
    </style:style>
    <style:style style:name="P19" style:family="paragraph" style:parent-style-name="Text_20_body">
      <style:text-properties fo:color="#000000" loext:opacity="100%" fo:font-size="12pt" officeooo:rsid="001d9a01" style:font-size-asian="12pt" style:font-size-complex="12pt"/>
    </style:style>
    <style:style style:name="P20" style:family="paragraph" style:parent-style-name="Quotations">
      <style:paragraph-properties fo:margin-left="1cm" fo:margin-right="1cm" fo:margin-top="0cm" fo:margin-bottom="0cm" style:contextual-spacing="false" fo:line-height="150%" fo:orphans="2" fo:widows="2" fo:text-indent="0cm" style:auto-text-indent="false" fo:padding-left="0.508cm" fo:padding-right="0cm" fo:padding-top="0cm" fo:padding-bottom="0cm" fo:border-left="2.41pt solid #98ca3f" fo:border-right="none" fo:border-top="none" fo:border-bottom="none"/>
      <style:text-properties fo:color="#000000" loext:opacity="100%" fo:font-size="12pt" fo:letter-spacing="normal" style:font-size-asian="12pt" style:font-size-complex="12pt"/>
    </style:style>
    <style:style style:name="P21" style:family="paragraph" style:parent-style-name="Quotations">
      <style:paragraph-properties fo:margin-left="1cm" fo:margin-right="1cm" fo:margin-top="0cm" fo:margin-bottom="0cm" style:contextual-spacing="false" fo:line-height="150%" fo:orphans="2" fo:widows="2" fo:text-indent="0cm" style:auto-text-indent="false" fo:padding-left="0.508cm" fo:padding-right="0cm" fo:padding-top="0cm" fo:padding-bottom="0cm" fo:border-left="2.41pt solid #98ca3f" fo:border-right="none" fo:border-top="none" fo:border-bottom="none"/>
      <style:text-properties fo:color="#000000" loext:opacity="100%" style:font-name="Roboto" fo:font-size="12pt" fo:letter-spacing="normal" fo:font-style="italic" fo:font-weight="normal" style:font-size-asian="12pt" style:font-size-complex="12pt"/>
    </style:style>
    <style:style style:name="P22" style:family="paragraph" style:parent-style-name="Standard">
      <style:text-properties fo:font-size="16pt" style:text-underline-style="solid" style:text-underline-width="auto" style:text-underline-color="font-color" fo:font-weight="bold" officeooo:rsid="001d9a01" style:font-size-asian="16pt" style:font-weight-asian="bold" style:font-size-complex="16pt" style:font-weight-complex="bold"/>
    </style:style>
    <style:style style:name="P23"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24" style:family="paragraph" style:parent-style-name="Quotations">
      <style:paragraph-properties fo:margin-left="1cm" fo:margin-right="1cm" fo:margin-top="0cm" fo:margin-bottom="0cm" style:contextual-spacing="false" fo:line-height="150%" fo:orphans="2" fo:widows="2" fo:text-indent="0cm" style:auto-text-indent="false" fo:padding-left="0.508cm" fo:padding-right="0cm" fo:padding-top="0cm" fo:padding-bottom="0cm" fo:border-left="2.41pt solid #98ca3f" fo:border-right="none" fo:border-top="none" fo:border-bottom="none"/>
    </style:style>
    <style:style style:name="P25" style:family="paragraph" style:parent-style-name="Heading_20_3">
      <style:text-properties fo:font-variant="normal" fo:text-transform="none" fo:color="#000000" loext:opacity="100%" style:font-name="Roboto" fo:font-size="16pt" fo:letter-spacing="normal" fo:font-style="normal" fo:font-weight="normal" officeooo:rsid="001d9a01" style:font-size-asian="16pt" style:font-size-complex="16pt"/>
    </style:style>
    <style:style style:name="P26" style:family="paragraph" style:parent-style-name="Heading_20_3">
      <style:text-properties fo:font-variant="normal" fo:text-transform="none" fo:color="#000000" loext:opacity="100%" style:font-name="Roboto" fo:font-size="16pt" fo:letter-spacing="normal" fo:font-style="normal" fo:font-weight="normal" officeooo:rsid="001d9a01" fo:background-color="transparent" style:font-size-asian="16pt" style:font-size-complex="16pt"/>
    </style:style>
    <style:style style:name="P27" style:family="paragraph" style:parent-style-name="Standard">
      <style:text-properties fo:color="#000000" loext:opacity="100%" fo:font-size="12pt" officeooo:rsid="001d9a01" fo:background-color="transparent" style:font-size-asian="12pt" style:font-size-complex="12pt"/>
    </style:style>
    <style:style style:name="P2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2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6"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7"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8"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9"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0"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1"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2"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3"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4"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5"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6"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7"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8" style:family="paragraph" style:parent-style-name="Text_20_body" style:list-style-name="L2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49"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0"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1"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2"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3" style:family="paragraph" style:parent-style-name="Text_20_body" style:list-style-name="L3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4"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5" style:family="paragraph" style:parent-style-name="Text_20_body" style:list-style-name="L3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6"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7"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8"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59"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60"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61"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62" style:family="paragraph" style:parent-style-name="Text_20_body" style:list-style-name="L18">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63" style:family="paragraph" style:parent-style-name="Text_20_body" style:list-style-name="L2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6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65"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66"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67"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6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font-size="12pt" fo:letter-spacing="normal" style:font-size-asian="12pt" style:font-size-complex="12pt"/>
    </style:style>
    <style:style style:name="P6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fo:font-size="12pt" fo:letter-spacing="normal" fo:background-color="transparent" style:font-size-asian="12pt" style:font-size-complex="12pt"/>
    </style:style>
    <style:style style:name="P70"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71"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72"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73"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74"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75"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76"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style>
    <style:style style:name="P77"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style>
    <style:style style:name="P78" style:family="paragraph" style:parent-style-name="Text_20_body" style:list-style-name="L18">
      <style:paragraph-properties fo:margin-left="0cm" fo:margin-right="0cm" fo:margin-top="0cm" fo:margin-bottom="0cm" style:contextual-spacing="false" fo:line-height="150%" fo:orphans="2" fo:widows="2" fo:text-indent="0cm" style:auto-text-indent="false" fo:padding="0cm" fo:border="none"/>
    </style:style>
    <style:style style:name="T1" style:family="text">
      <style:text-properties fo:font-weight="bold"/>
    </style:style>
    <style:style style:name="T2" style:family="text">
      <style:text-properties style:font-name="Roboto" fo:font-style="normal" fo:font-weight="normal"/>
    </style:style>
    <style:style style:name="T3" style:family="text">
      <style:text-properties style:font-name="Roboto" fo:font-style="normal" fo:font-weight="normal" officeooo:rsid="002330dd"/>
    </style:style>
    <style:style style:name="T4" style:family="text">
      <style:text-properties style:font-name="Roboto" fo:font-size="8.39999961853027pt" fo:font-style="normal" fo:font-weight="normal"/>
    </style:style>
    <style:style style:name="T5" style:family="text">
      <style:text-properties style:font-name="Roboto" fo:font-style="italic" fo:font-weight="normal"/>
    </style:style>
    <style:style style:name="T6" style:family="text">
      <style:text-properties style:font-name="Roboto" fo:letter-spacing="normal" fo:font-style="italic" fo:font-weight="bold"/>
    </style:style>
    <style:style style:name="T7" style:family="text">
      <style:text-properties fo:font-variant="normal" fo:text-transform="none" style:font-name="Roboto" fo:letter-spacing="normal" fo:font-style="normal" fo:font-weight="bold"/>
    </style:style>
    <style:style style:name="T8" style:family="text">
      <style:text-properties fo:font-variant="normal" fo:text-transform="none" style:font-name="Roboto" fo:letter-spacing="normal" fo:font-style="normal" fo:font-weight="normal"/>
    </style:style>
    <style:style style:name="T9" style:family="text">
      <style:text-properties fo:font-variant="normal" fo:text-transform="none" fo:color="#000000" loext:opacity="100%" style:font-name="Roboto" fo:font-size="12pt" fo:letter-spacing="normal" fo:font-style="normal" fo:font-weight="bold" style:font-size-asian="12pt" style:font-size-complex="12pt"/>
    </style:style>
    <style:style style:name="T10" style:family="text">
      <style:text-properties fo:font-variant="normal" fo:text-transform="none" fo:color="#000000" loext:opacity="100%" style:font-name="Roboto" fo:font-size="12pt" fo:letter-spacing="normal" fo:font-style="normal" fo:font-weight="normal" style:font-size-asian="12pt" style:font-size-complex="12pt"/>
    </style:style>
    <style:style style:name="T11" style:family="text">
      <style:text-properties fo:font-variant="normal" fo:text-transform="none" fo:color="#000000" loext:opacity="100%" style:text-line-through-style="none" style:text-line-through-type="none" style:font-name="Roboto" fo:font-size="12pt" fo:letter-spacing="normal"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loext:opacity="100%" fo:font-size="12pt" fo:letter-spacing="normal" style:font-size-asian="12pt" style:font-size-complex="12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d9a01"/>
    </style:style>
    <style:style style:name="T15" style:family="text">
      <style:text-properties fo:font-style="normal" fo:font-weight="bold"/>
    </style:style>
    <style:style style:name="T16" style:family="text">
      <style:text-properties fo:color="#000000" loext:opacity="100%" style:font-name="Roboto" fo:font-size="12pt" fo:letter-spacing="normal" fo:font-style="italic" fo:font-weight="normal" style:font-size-asian="12pt" style:font-size-complex="12pt"/>
    </style:style>
    <style:style style:name="T17" style:family="text">
      <style:text-properties fo:color="#000000" loext:opacity="100%" style:font-name="Roboto" fo:font-size="12pt" fo:letter-spacing="normal" fo:font-style="italic" fo:font-weight="bold" style:font-size-asian="12pt" style:font-size-complex="12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esarrolar habilidades de emprendimiento.</text:p>
      <text:p text:style-name="P3"/>
      <text:h text:style-name="P2" text:outline-level="3"><text:span text:style-name="Strong_20_Emphasis"><text:span text:style-name="T9">Summary</text:span></text:span><text:span text:style-name="T10"> 😃</text:span></text:h>
      <text:p text:style-name="P23"><text:span text:style-name="Strong_20_Emphasis"><text:span text:style-name="T9">Keywords</text:span></text:span></text:p>
      <text:list xml:id="list1067971519" text:style-name="L1">
        <text:list-item>
          <text:p text:style-name="P28">Provides: Proveer o proporcionar</text:p>
        </text:list-item>
        <text:list-item>
          <text:p text:style-name="P28">Sudden: Repentino</text:p>
        </text:list-item>
        <text:list-item>
          <text:p text:style-name="P28">Sense: Sentido</text:p>
        </text:list-item>
        <text:list-item>
          <text:p text:style-name="P28">Matters: Importar</text:p>
        </text:list-item>
        <text:list-item>
          <text:p text:style-name="P28">Effort: Esfuerzo</text:p>
        </text:list-item>
        <text:list-item>
          <text:p text:style-name="P28">Capable: Capaz</text:p>
        </text:list-item>
      </text:list>
      <text:h text:style-name="P1" text:outline-level="3"><text:span text:style-name="Strong_20_Emphasis"><text:span text:style-name="T9">The “T-shaped” professional</text:span></text:span></text:h>
      <text:list xml:id="list2314701361" text:style-name="L2">
        <text:list-item>
          <text:p text:style-name="P68">“<text:span text:style-name="T2">I-shaped” Expert at one thing. (Expertos en una cosa)</text:span></text:p>
        </text:list-item>
        <text:list-item>
          <text:p text:style-name="P29">Generalist. Capable in a lot of things but not expert in any. (Saben de <text:span text:style-name="T14">v</text:span><text:span text:style-name="T13">arias</text:span> cosas pero no son expertos en una sola.</text:p>
        </text:list-item>
        <text:list-item>
          <text:p text:style-name="P68">“<text:span text:style-name="T2">T-shaped” Capable in a lot of things and expert in one or a few ( Saben de varias cosas y además son expertos en una o varias)</text:span></text:p>
        </text:list-item>
      </text:list>
      <text:p text:style-name="P17"/>
      <text:h text:style-name="P4" text:outline-level="3">What is innovation?</text:h>
      <text:p text:style-name="P9">Solutions that generate real value for the users.<text:line-break/>Motives to innovate</text:p>
      <text:list xml:id="list2188903085" text:style-name="L3">
        <text:list-item>
          <text:p text:style-name="P30">By panic</text:p>
        </text:list-item>
        <text:list-item>
          <text:p text:style-name="P30">By purpose</text:p>
        </text:list-item>
      </text:list>
      <text:p text:style-name="P9">And… There are three levels of innovation:</text:p>
      <text:list xml:id="list3349508168" text:style-name="L4">
        <text:list-item>
          <text:p text:style-name="P31">Incremental</text:p>
        </text:list-item>
        <text:list-item>
          <text:p text:style-name="P31">Evolutive</text:p>
        </text:list-item>
        <text:list-item>
          <text:p text:style-name="P31">Disruptive</text:p>
        </text:list-item>
      </text:list>
      <text:p text:style-name="P8"/>
      <text:p text:style-name="P8"><text:span text:style-name="Strong_20_Emphasis"><text:span text:style-name="T1">nnovación:</text:span></text:span> soluciones que generan un valor real para sus usuarios<text:line-break/><text:span text:style-name="Strong_20_Emphasis"><text:span text:style-name="T1">Motivaciones para innovar</text:span></text:span></text:p>
      <text:list xml:id="list616825380" text:style-name="L5">
        <text:list-item>
          <text:p text:style-name="P32">Por pánico: para sobrevivir</text:p>
        </text:list-item>
        <text:list-item>
          <text:p text:style-name="P70"><text:span text:style-name="T10">Por propósito: para evolucionar y construir una razón para innovar.<text:line-break/></text:span><text:span text:style-name="Strong_20_Emphasis"><text:span text:style-name="T9">Niveles de Innovación</text:span></text:span></text:p>
        </text:list-item>
      </text:list>
      <text:list xml:id="list2904131519" text:style-name="L6">
        <text:list-item>
          <text:p text:style-name="P33">Nivel de esfuerzo vs Impacto:</text:p>
        </text:list-item>
        <text:list-item>
          <text:p text:style-name="P33">Incremental: pequeñas mejoras a nuestro producto, servicio u oferta</text:p>
        </text:list-item>
        <text:list-item>
          <text:p text:style-name="P33">Evolutiva: hacer algo más avanzado o eficiente</text:p>
        </text:list-item>
        <text:list-item>
          <text:p text:style-name="P33">Disruptiva: algo completamente nuevo</text:p>
        </text:list-item>
      </text:list>
      <text:p text:style-name="P23"><text:span text:style-name="Strong_20_Emphasis"><text:span text:style-name="T9">Tipos de Innovación | Larry KeeLey</text:span></text:span><text:span text:style-name="T10">, yo lo conozco como </text:span><text:a xlink:type="simple" xlink:href="https://www.tirsomaldonado.es/los-10-tipos-de-innovacion-de-doblin-el-nuevo-marketing-es-la-innovacion/" office:target-frame-name="_blank" xlink:show="new" text:style-name="Internet_20_link" text:visited-style-name="Visited_20_Internet_20_Link"><text:span text:style-name="T11">Esquema Doblin</text:span></text:a></text:p>
      <text:p text:style-name="P15"/>
      <text:p text:style-name="P15"/>
      <text:p text:style-name="P15"/>
      <text:p text:style-name="P15"/>
      <text:p text:style-name="P15"/>
      <text:p text:style-name="P8"><text:soft-page-break/><text:span text:style-name="Strong_20_Emphasis"><text:span text:style-name="T1">2 methologies you’ll need to innovate:</text:span></text:span></text:p>
      <text:list xml:id="list502031962" text:style-name="L7">
        <text:list-item>
          <text:p text:style-name="P77"><text:span text:style-name="Strong_20_Emphasis"><text:span text:style-name="T9">Design Thinking: Don’t assume, understand (the user)</text:span></text:span><text:span text:style-name="T10"><text:line-break/>-Desirable Human ¿What do people want?<text:line-break/>-Feasible Technology ¿What is technically feasible for us?<text:line-break/>-Viable Bussiness ¿What is financially viable?</text:span></text:p>
        </text:list-item>
        <text:list-item>
          <text:p text:style-name="P77"><text:span text:style-name="Strong_20_Emphasis"><text:span text:style-name="T9">Lean Startup: Don’t talk, try (risk, time, cost)</text:span></text:span><text:span text:style-name="T10"><text:line-break/>Lean Startup Cycle is:<text:line-break/>-Idea<text:line-break/>-Build<text:line-break/>-Product<text:line-break/>-Measure<text:line-break/>-Data<text:line-break/>-Learn</text:span></text:p>
        </text:list-item>
      </text:list>
      <text:p text:style-name="P16"/>
      <text:p text:style-name="P23"><text:span text:style-name="Strong_20_Emphasis"><text:span text:style-name="T9">Types of innovators:</text:span></text:span><text:span text:style-name="T10"><text:line-break/>Entrepeneurs (have more freedom)<text:line-break/>Intrapeneurs (take less risk)</text:span></text:p>
      <text:p text:style-name="P16"/>
      <text:p text:style-name="P23"><text:span text:style-name="Strong_20_Emphasis"><text:span text:style-name="T9">Mentality of an innovator:</text:span></text:span><text:span text:style-name="T10"><text:line-break/>-Accept we don’t know<text:line-break/>-Show empathy<text:line-break/>-Question everything<text:line-break/>-Try new things<text:line-break/>-Learn from failure<text:line-break/>-Iterate, iterate, iterate</text:span></text:p>
      <text:p text:style-name="P8"/>
      <text:p text:style-name="P5">Desafio de innovación:<text:line-break/>¿Cómo podriamos?</text:p>
      <text:p text:style-name="P9">Contexto<text:line-break/>Problema/ oportunidad<text:line-break/>Usuario Objetivo<text:line-break/>Impacto<text:line-break/>Desafio abierto Vs. Cerrado.<text:line-break/>Limitaciones productivas</text:p>
      <text:p text:style-name="P9">Innovacion debil o fuerte</text:p>
      <text:p text:style-name="P19"><text:soft-page-break/><text:span text:style-name="T8">*</text:span><text:span text:style-name="Strong_20_Emphasis"><text:span text:style-name="T7">Empathy</text:span></text:span></text:p>
      <text:p text:style-name="P21">Capacity to understand or feel what another person is experiencing.</text:p>
      <text:list xml:id="list2775189350" text:style-name="L8">
        <text:list-item>
          <text:p text:style-name="P34">1:</text:p>
        </text:list-item>
      </text:list>
      <text:p text:style-name="P20">“<text:span text:style-name="T5">There are no facts inside your building, so get out of the building.” - Steve Blank</text:span></text:p>
      <text:list xml:id="list2890503219" text:style-name="L9">
        <text:list-item>
          <text:p text:style-name="P35">2:</text:p>
        </text:list-item>
      </text:list>
      <text:p text:style-name="P21">Before jumping to the solution, you have to understand the problem</text:p>
      <text:list xml:id="list1691520037" text:style-name="L10">
        <text:list-item>
          <text:p text:style-name="P36">3:</text:p>
        </text:list-item>
      </text:list>
      <text:p text:style-name="P21">Don’t fall in love with the solution</text:p>
      <text:list xml:id="list416152659" text:style-name="L11">
        <text:list-item>
          <text:p text:style-name="P37">4:</text:p>
        </text:list-item>
      </text:list>
      <text:p text:style-name="P21">You must listen to your user and practice empathy!</text:p>
      <text:p text:style-name="P17"/>
      <text:p text:style-name="P18"><text:span text:style-name="Strong_20_Emphasis"><text:span text:style-name="T6">LA IMPORTANCIA DE LA EMPATÍA</text:span></text:span></text:p>
      <text:list xml:id="list1060313398" text:style-name="L12">
        <text:list-item>
          <text:p text:style-name="P71"><text:span text:style-name="Strong_20_Emphasis"><text:span text:style-name="T9">Empatía:</text:span></text:span><text:span text:style-name="T10"> Es la capacidad de entender y sentir lo que otra persona está experimentando desde dentro de su marco de referencia, eso es, la capacidad de ponerse en la posición de otro.</text:span></text:p>
        </text:list-item>
      </text:list>
      <text:p text:style-name="P24"><text:span text:style-name="T16">Considera </text:span><text:span text:style-name="Strong_20_Emphasis"><text:span text:style-name="T17">TODOS</text:span></text:span><text:span text:style-name="T16"> los </text:span><text:span text:style-name="Strong_20_Emphasis"><text:span text:style-name="T17">usuarios</text:span></text:span><text:span text:style-name="T16"> potenciales para tu reto.</text:span></text:p>
      <text:list xml:id="list2268735220" text:style-name="L13">
        <text:list-item>
          <text:p text:style-name="P38">Cliente</text:p>
        </text:list-item>
        <text:list-item>
          <text:p text:style-name="P38">Proveedor</text:p>
        </text:list-item>
        <text:list-item>
          <text:p text:style-name="P38">Empleado</text:p>
        </text:list-item>
        <text:list-item>
          <text:p text:style-name="P38">Socio</text:p>
        </text:list-item>
        <text:list-item>
          <text:p text:style-name="P38">Gerente Comunitario</text:p>
        </text:list-item>
        <text:list-item>
          <text:p text:style-name="P38">Etc…</text:p>
        </text:list-item>
      </text:list>
      <text:p text:style-name="P23"><text:span text:style-name="Strong_20_Emphasis"><text:span text:style-name="T9">Regla # 1</text:span></text:span></text:p>
      <text:list xml:id="list2685741155" text:style-name="L14">
        <text:list-item>
          <text:p text:style-name="P72"><text:span text:style-name="T12">“</text:span><text:span text:style-name="T10">No hay datos dentro de su edificio, así que salga del edificio.” </text:span><text:span text:style-name="Strong_20_Emphasis"><text:span text:style-name="T9">Steve Blank</text:span></text:span></text:p>
        </text:list-item>
      </text:list>
      <text:p text:style-name="P21">Antes de saltar a la solución, ¡debe comprender el problema!<text:line-break/>No te enamores de la solución.</text:p>
      <text:list xml:id="list743283822" text:style-name="L15">
        <text:list-item>
          <text:p text:style-name="P73"><text:span text:style-name="T12">“</text:span><text:span text:style-name="T10">Si tuviera una hora para resolver un problema, dedicaría 55 minutos a pensar en el problema y 5 minutos a pensar en soluciones.” </text:span><text:span text:style-name="Strong_20_Emphasis"><text:span text:style-name="T9">Albert Einstein</text:span></text:span></text:p>
        </text:list-item>
      </text:list>
      <text:p text:style-name="P21">Escuchar con empatía comienza con hacer buenas preguntas.</text:p>
      <text:list xml:id="list2384408817" text:style-name="L16">
        <text:list-item>
          <text:p text:style-name="P74"><text:span text:style-name="Strong_20_Emphasis"><text:span text:style-name="T9">El Optimista: El vaso está medio lleno.</text:span></text:span></text:p>
        </text:list-item>
        <text:list-item>
          <text:p text:style-name="P74"><text:span text:style-name="Strong_20_Emphasis"><text:span text:style-name="T9">El Pesimista: El vaso está medio vacío.</text:span></text:span></text:p>
        </text:list-item>
        <text:list-item>
          <text:p text:style-name="P74"><text:span text:style-name="Strong_20_Emphasis"><text:span text:style-name="T9">El Innovador: ¿Por qué el vaso es el doble del tamaño que necesitas?</text:span></text:span></text:p>
        </text:list-item>
      </text:list>
      <text:p text:style-name="P21">¡Por eso debes escuchar a tu usuario y practicar la empatía!</text:p>
      <text:p text:style-name="P17"/>
      <text:p text:style-name="P17"/>
      <text:h text:style-name="P6" text:outline-level="4">Listening Methods</text:h>
      <text:p text:style-name="P9">What do you nee to learn about?</text:p>
      <text:list xml:id="list385848029" text:style-name="L17">
        <text:list-item>
          <text:p text:style-name="P75"><text:span text:style-name="Strong_20_Emphasis"><text:span text:style-name="T9">Behaviours:</text:span></text:span><text:span text:style-name="T10"> What people do</text:span></text:p>
        </text:list-item>
        <text:list-item>
          <text:p text:style-name="P75"><text:span text:style-name="Strong_20_Emphasis"><text:span text:style-name="T9">Values:</text:span></text:span><text:span text:style-name="T10"> What is important to people</text:span></text:p>
        </text:list-item>
        <text:list-item>
          <text:p text:style-name="P75"><text:soft-page-break/><text:span text:style-name="Strong_20_Emphasis"><text:span text:style-name="T9">Needs:</text:span></text:span><text:span text:style-name="T10"> Requirements or goals they want to reach</text:span></text:p>
        </text:list-item>
        <text:list-item>
          <text:p text:style-name="P75"><text:span text:style-name="Strong_20_Emphasis"><text:span text:style-name="T9">Barriers:</text:span></text:span><text:span text:style-name="T10"> Pain points</text:span></text:p>
        </text:list-item>
        <text:list-item>
          <text:p text:style-name="P75"><text:span text:style-name="Strong_20_Emphasis"><text:span text:style-name="T9">Catalysts:</text:span></text:span><text:span text:style-name="T10"> Events or condicions that cause people to act</text:span></text:p>
        </text:list-item>
        <text:list-item>
          <text:p text:style-name="P75"><text:span text:style-name="Strong_20_Emphasis"><text:span text:style-name="T9">Contexts:</text:span></text:span><text:span text:style-name="T10"> External conditions that influence people’s behavior</text:span></text:p>
        </text:list-item>
      </text:list>
      <text:p text:style-name="P9">3 Ways to do this</text:p>
      <text:list xml:id="list4259941622" text:style-name="L18">
        <text:list-item>
          <text:p text:style-name="P78"><text:span text:style-name="Strong_20_Emphasis"><text:span text:style-name="T9">Inmersion:</text:span></text:span><text:span text:style-name="T10"> Putting yourself into the context of your user</text:span></text:p>
        </text:list-item>
        <text:list-item>
          <text:p text:style-name="P78"><text:span text:style-name="Strong_20_Emphasis"><text:span text:style-name="T9">Digital Ethography:</text:span></text:span><text:span text:style-name="T10"> Documentation of the situation of the user</text:span></text:p>
        </text:list-item>
        <text:list-item>
          <text:p text:style-name="P78"><text:span text:style-name="Strong_20_Emphasis"><text:span text:style-name="T9">Ethnographic interviews:</text:span></text:span><text:span text:style-name="T10"> Deep unterstanding your user by interviewing</text:span></text:p>
          <text:p text:style-name="P62">Tips:</text:p>
          <text:list>
            <text:list-item>
              <text:p text:style-name="P39">Establish an open, friendly, trusting tone</text:p>
            </text:list-item>
            <text:list-item>
              <text:p text:style-name="P39">Use open questions</text:p>
            </text:list-item>
            <text:list-item>
              <text:p text:style-name="P39">Listen actively and explore</text:p>
            </text:list-item>
            <text:list-item>
              <text:p text:style-name="P39">Note everything of interest</text:p>
            </text:list-item>
          </text:list>
        </text:list-item>
      </text:list>
      <text:p text:style-name="P9">My challenge:<text:line-break/>I think my method would be Digital Ethographic by social media, and inmersion.</text:p>
      <text:p text:style-name="P17"/>
      <text:p text:style-name="P17"/>
      <text:h text:style-name="P4" text:outline-level="3">How to go from info to insights</text:h>
      <text:p text:style-name="P9">What is your end goal with listening to your users?</text:p>
      <text:list xml:id="list2282882504" text:style-name="L19">
        <text:list-item>
          <text:p text:style-name="P76"><text:span text:style-name="T10">Go from information to </text:span><text:span text:style-name="Strong_20_Emphasis"><text:span text:style-name="T9">INSIGHTS</text:span></text:span><text:span text:style-name="T10"> that helps us better understand our innovation challenge.</text:span></text:p>
        </text:list-item>
      </text:list>
      <text:p text:style-name="P24"><text:span text:style-name="Strong_20_Emphasis"><text:span text:style-name="T17">Insigth:</text:span></text:span><text:span text:style-name="T16"> Is a new and </text:span><text:span text:style-name="Emphasis"><text:span text:style-name="T16">deep understanding</text:span></text:span><text:span text:style-name="T16"> about the user that inspires action and unlocks a business opportunity</text:span></text:p>
      <text:p text:style-name="P9">OBSERVATION + UNDERSTANDING = INSIGHT</text:p>
      <text:p text:style-name="P23"><text:span text:style-name="Strong_20_Emphasis"><text:span text:style-name="T9">Insights should not just be true</text:span></text:span></text:p>
      <text:p text:style-name="P9">They must be</text:p>
      <text:list xml:id="list1485414294" text:style-name="L20">
        <text:list-item>
          <text:p text:style-name="P40">Authentic</text:p>
        </text:list-item>
        <text:list-item>
          <text:p text:style-name="P40">Useful</text:p>
        </text:list-item>
        <text:list-item>
          <text:p text:style-name="P40">Unobvious</text:p>
        </text:list-item>
        <text:list-item>
          <text:p text:style-name="P40">Revealing</text:p>
        </text:list-item>
      </text:list>
      <text:p text:style-name="P8"/>
      <text:p text:style-name="P8"/>
      <text:h text:style-name="P13" text:outline-level="3"><text:span text:style-name="T3">9.-Can I be creative?</text:span><text:span text:style-name="T2"><text:line-break/>Why is important?<text:line-break/>It allow us to disconnect from the accustomed and move into uncharted territories with an aim to create unique and useful solutions.</text:span></text:h>
      <text:p text:style-name="P9">**Pareidolia **= thinking different, pay attention in a different way that we are used to.</text:p>
      <text:p text:style-name="P23"><text:span text:style-name="Strong_20_Emphasis"><text:span text:style-name="T9">Think big</text:span></text:span></text:p>
      <text:p text:style-name="P9">Define the challenge in a more open and broad way.</text:p>
      <text:p text:style-name="P9"/>
      <text:h text:style-name="P10" text:outline-level="3"><text:soft-page-break/>10.-Finding inspiration</text:h>
      <text:p text:style-name="P9">You don’t have to start from 0, you can look for inspiration in other places and contexts.</text:p>
      <text:p text:style-name="P9">You don’t have to come up with completely original ideas, you can mix and match or remix things into new ideas.</text:p>
      <text:p text:style-name="P9">Inspiration from analogous contexts</text:p>
      <text:p text:style-name="P9">When you look for inspirations beyond your exact context and situation.</text:p>
      <text:list xml:id="list1705090626" text:style-name="L21">
        <text:list-item>
          <text:p text:style-name="P41">Direct- Your industry. Check and see what others are doing in your competitive space, your direct competitor doing or what is some company that’s not your competition doing about this challenge.</text:p>
        </text:list-item>
        <text:list-item>
          <text:p text:style-name="P41">Indirect- Other industries.</text:p>
        </text:list-item>
        <text:list-item>
          <text:p text:style-name="P41">Abstract- Other trends. Think about some other disciplines that seem unrelated, but that they might have something in common with your challenge.</text:p>
        </text:list-item>
      </text:list>
      <text:p text:style-name="P9">Ask yourself open minded questions. What is … trying to solve as a problem? Who does exactly what I’m trying to do? Who does something somewhat related or add value to my user in a diffent way?</text:p>
      <text:p text:style-name="P9"/>
      <text:h text:style-name="P11" text:outline-level="3"><text:span text:style-name="Emphasis"><text:span text:style-name="T15">Brainstorming</text:span></text:span></text:h>
      <text:list xml:id="list1322800683" text:style-name="L22">
        <text:list-item>
          <text:p text:style-name="P42">One of many formats</text:p>
        </text:list-item>
        <text:list-item>
          <text:p text:style-name="P42">Multidisciplinary</text:p>
        </text:list-item>
        <text:list-item>
          <text:p text:style-name="P42">Focused</text:p>
        </text:list-item>
        <text:list-item>
          <text:p text:style-name="P42">Clear RULES</text:p>
        </text:list-item>
      </text:list>
      <text:p text:style-name="P16"/>
      <text:h text:style-name="P1" text:outline-level="3"><text:span text:style-name="Strong_20_Emphasis"><text:span text:style-name="T9">The Mathematics of Innovation</text:span></text:span></text:h>
      <text:p text:style-name="P23"><text:span text:style-name="Strong_20_Emphasis"><text:span text:style-name="T9">RULES"</text:span></text:span></text:p>
      <text:list xml:id="list210216749" text:style-name="L23">
        <text:list-item>
          <text:p text:style-name="P43">Defer judgement</text:p>
        </text:list-item>
        <text:list-item>
          <text:p text:style-name="P43">Encourage wild ideas</text:p>
        </text:list-item>
        <text:list-item>
          <text:p text:style-name="P43">Build on the ideas of others</text:p>
        </text:list-item>
        <text:list-item>
          <text:p text:style-name="P43">Stay focused on the challenge</text:p>
        </text:list-item>
        <text:list-item>
          <text:p text:style-name="P43">One idea at a time</text:p>
        </text:list-item>
        <text:list-item>
          <text:p text:style-name="P43">Be clear about each idea</text:p>
        </text:list-item>
        <text:list-item>
          <text:p text:style-name="P43">Go for quantity</text:p>
        </text:list-item>
      </text:list>
      <text:p text:style-name="P16"/>
      <text:p text:style-name="P23"><text:span text:style-name="Strong_20_Emphasis"><text:span text:style-name="T9">Technique</text:span></text:span></text:p>
      <text:list xml:id="list2527509452" text:style-name="L24">
        <text:list-item>
          <text:p text:style-name="P44">Crazy 8s</text:p>
        </text:list-item>
        <text:list-item>
          <text:p text:style-name="P44">What would “x” do?</text:p>
        </text:list-item>
      </text:list>
      <text:p text:style-name="P8"/>
      <text:p text:style-name="P8"/>
      <text:p text:style-name="P12"/>
      <text:p text:style-name="P12"/>
      <text:p text:style-name="P12"/>
      <text:p text:style-name="P12"/>
      <text:p text:style-name="P12"><text:soft-page-break/>PRIORITIZING IDEAS:</text:p>
      <text:list xml:id="list1590324525" text:style-name="L25">
        <text:list-item>
          <text:p text:style-name="P63">not rigth now: bajo impacto y baja viabilidad es mejor no hacerlas</text:p>
        </text:list-item>
        <text:list-item>
          <text:p text:style-name="P63">big bets: área amarilla, son de alto impacto pero de baja viabilidad. Esas son grandes apuestas que tal vez quieras tomar.</text:p>
        </text:list-item>
        <text:list-item>
          <text:p text:style-name="P63">quick wins: También hay cosas que son altamente viables, pero no super impactante. Esos son vientos rápidos que podrías querer hacer.</text:p>
        </text:list-item>
        <text:list-item>
          <text:p text:style-name="P63">big oportunities: área verde. grandes oportunidades, alto impacto, alta viabilidad.</text:p>
        </text:list-item>
      </text:list>
      <text:p text:style-name="P12"/>
      <text:h text:style-name="P4" text:outline-level="3">13.-Who and what else is out there?</text:h>
      <text:p text:style-name="P9">When you think about competition, try to think about:</text:p>
      <text:list xml:id="list1723848325" text:style-name="L26">
        <text:list-item>
          <text:p text:style-name="P45">Competition is a good sign: it means you are not crazy and that there is an opportunity there that someone else is also seeing.</text:p>
        </text:list-item>
        <text:list-item>
          <text:p text:style-name="P45">Competition is always out there: do your research. We have to think about it more broadly and go beyond the obvious.</text:p>
        </text:list-item>
      </text:list>
      <text:p text:style-name="P9">Competition:</text:p>
      <text:list xml:id="list2617972846" text:style-name="L27">
        <text:list-item>
          <text:p text:style-name="P46">Substitutes: are products or services that have different forms but offer similar functionality. Like coke and Pepsi, Fanta and crush, etc. You might have competition this way, pay attention to it because the consumer considers them as your equal.</text:p>
        </text:list-item>
        <text:list-item>
          <text:p text:style-name="P46">Alternatives: products or services that have different functions but can cater to a similar purpose. For example a couple that can choose to go to a restaurant or to the movies.</text:p>
        </text:list-item>
        <text:list-item>
          <text:p text:style-name="P46">The Status Quo: whatever is being done by the customer right now before you come around with your product, that’s competition.</text:p>
        </text:list-item>
      </text:list>
      <text:p text:style-name="P9">You can make comparison tables to compare you with your competition, as shown on the images.</text:p>
      <text:p text:style-name="P17"/>
      <text:p text:style-name="P17"/>
      <text:h text:style-name="P4" text:outline-level="3">14.-Thinking about the context</text:h>
      <text:p text:style-name="P9">Context matters</text:p>
      <text:p text:style-name="P14">–<text:span text:style-name="T2"><text:line-break/>You can use a context map canvas: it takes you element by element so you can think about the context that surrounds your idea.</text:span></text:p>
      <text:list xml:id="list3241967478" text:style-name="L28">
        <text:list-item>
          <text:p text:style-name="P47">Demographic trends: What things are happening in society. Cultural trends for your client segment that might impact your business idea.</text:p>
        </text:list-item>
        <text:list-item>
          <text:p text:style-name="P47">Rules &amp; regulations: What are the rules or regulations that you should consider when building your business.</text:p>
        </text:list-item>
        <text:list-item>
          <text:p text:style-name="P47">Economy &amp; environment: How are you going to impact it and how is it going to impact you.</text:p>
        </text:list-item>
        <text:list-item>
          <text:p text:style-name="P47">Competition: Which ways is the industry going and changing in general and how that might impact you.</text:p>
        </text:list-item>
        <text:list-item>
          <text:p text:style-name="P47"><text:soft-page-break/>Technology trends: What you could potentially take advantage of in technology, or what could potentially threaten you.</text:p>
        </text:list-item>
        <text:list-item>
          <text:p text:style-name="P47">Customer needs: How are customers need evolving and changing.</text:p>
        </text:list-item>
        <text:list-item>
          <text:p text:style-name="P47">Uncertainty: Changes you should pay attention to that you are not sure which direction they might go.</text:p>
        </text:list-item>
      </text:list>
      <text:p text:style-name="P14">–<text:span text:style-name="T2"><text:line-break/>(Mega)trends</text:span></text:p>
      <text:p text:style-name="P9">Major movements or patterns at a macro and global level that will have a transformative impact in economies, business and society in the future.</text:p>
      <text:p text:style-name="P17"/>
      <text:p text:style-name="P17"/>
      <text:h text:style-name="P4" text:outline-level="3">16.-Why to prototype</text:h>
      <text:p text:style-name="P14">–<text:span text:style-name="T2"><text:line-break/>How do I go from a great idea to a validated idea?</text:span></text:p>
      <text:list xml:id="list1408282280" text:style-name="L29">
        <text:list-item>
          <text:p text:style-name="P48">With prototypes!</text:p>
        </text:list-item>
      </text:list>
      <text:p text:style-name="P14">–<text:span text:style-name="T2"><text:line-break/>What is a prototype?</text:span></text:p>
      <text:p text:style-name="P23"><text:span text:style-name="T10">An early version of your idea that you can put </text:span><text:span text:style-name="Strong_20_Emphasis"><text:span text:style-name="T9">in front of a potential customer.</text:span></text:span></text:p>
      <text:p text:style-name="P9">It can be ugly because is basic, it’s just a first version, something quick, agile, easy, cheap that we can put together to start showing to our users.</text:p>
      <text:p text:style-name="P9">Prototypes evolve and change, it’s ok to change as you go.</text:p>
      <text:p text:style-name="P14">–<text:span text:style-name="T2"><text:line-break/>Why should you prototype?</text:span></text:p>
      <text:p text:style-name="P23"><text:span text:style-name="T10">To bring your ideas to life and define them in more detail for </text:span><text:span text:style-name="Strong_20_Emphasis"><text:span text:style-name="T9">feedback,</text:span></text:span><text:span text:style-name="T10"> validation, and iteration.</text:span></text:p>
      <text:p text:style-name="P9">Feedback is one of the most important things we can get out of this.</text:p>
      <text:list xml:id="list1115800545" text:style-name="L30">
        <text:list-item>
          <text:p text:style-name="P49">It allows us to empathize with our users once again.</text:p>
        </text:list-item>
        <text:list-item>
          <text:p text:style-name="P49">It allows us to keep learning.</text:p>
        </text:list-item>
        <text:list-item>
          <text:p text:style-name="P49">It makes us question our assumptions.</text:p>
        </text:list-item>
        <text:list-item>
          <text:p text:style-name="P49">It shows us where and how we’re wrong.</text:p>
        </text:list-item>
        <text:list-item>
          <text:p text:style-name="P49">It helps us lower risk around our idea to a more maneagable level.</text:p>
        </text:list-item>
        <text:list-item>
          <text:p text:style-name="P49">It allows us to adapt &amp; adjust our idea.</text:p>
        </text:list-item>
      </text:list>
      <text:p text:style-name="P14">–<text:span text:style-name="T2"><text:line-break/>“Fail fast” / “Learn fast” —Iterate</text:span></text:p>
      <text:p text:style-name="P17"/>
      <text:p text:style-name="P17"/>
      <text:h text:style-name="P7" text:outline-level="3">17.-What to prototype</text:h>
      <text:p text:style-name="P14">–<text:span text:style-name="T2"><text:line-break/>What should you prototype?</text:span></text:p>
      <text:list xml:id="list2847178752" text:style-name="L31">
        <text:list-item>
          <text:p text:style-name="P50">Instead of the complete solution, it’s better to identify specific parts/variables to save time and money and be more precise with validations and iterations.</text:p>
        </text:list-item>
        <text:list-item>
          <text:p text:style-name="P50">Choose the most important/risky part of your idea to prototype and validate.</text:p>
        </text:list-item>
        <text:list-item>
          <text:p text:style-name="P50">Think about the most simple prototype that you can make for your ideas.</text:p>
        </text:list-item>
      </text:list>
      <text:p text:style-name="P14">–<text:span text:style-name="T2"><text:line-break/>Consider</text:span></text:p>
      <text:list xml:id="list4127546036" text:style-name="L32">
        <text:list-item>
          <text:p text:style-name="P51">What do you want to learn?</text:p>
        </text:list-item>
        <text:list-item>
          <text:p text:style-name="P51">What do you need to validate about your market, problem or solution?</text:p>
        </text:list-item>
        <text:list-item>
          <text:p text:style-name="P51">What is the most important question to answer?</text:p>
        </text:list-item>
        <text:list-item>
          <text:p text:style-name="P51">What are the most risky assumptions (hypothesis)?</text:p>
        </text:list-item>
        <text:list-item>
          <text:p text:style-name="P51">Think practically about what you really need to try!. You don’t need to build the entire solution just to validate the most risky elements.</text:p>
        </text:list-item>
        <text:list-item>
          <text:p text:style-name="P51">Be clear about what you are testing and how you will measure.</text:p>
        </text:list-item>
        <text:list-item>
          <text:p text:style-name="P51">Be careful not to bias your results.</text:p>
        </text:list-item>
        <text:list-item>
          <text:p text:style-name="P51">Any learning is valid and valuable, not just the confirmation of your hypothesis.</text:p>
        </text:list-item>
      </text:list>
      <text:p text:style-name="P14">–<text:span text:style-name="T2"><text:line-break/>Guide to running a prototype test</text:span></text:p>
      <text:list xml:id="list513335191" text:style-name="L33">
        <text:list-item>
          <text:p text:style-name="P52">Document everything (Photos, videos, notes, etc.).</text:p>
        </text:list-item>
        <text:list-item>
          <text:p text:style-name="P52">Friendly welcome that builds trust.</text:p>
        </text:list-item>
        <text:list-item>
          <text:p text:style-name="P52">Test purpose, clarify our intentions.</text:p>
        </text:list-item>
        <text:list-item>
          <text:p text:style-name="P52">Intro to prototype, transition from real world to simulated world. Help them imagine what we are imagining with out protoype.</text:p>
        </text:list-item>
        <text:list-item>
          <text:p text:style-name="P52">Interaction with the prototype, actively observe and give tasks.</text:p>
        </text:list-item>
        <text:list-item>
          <text:p text:style-name="P52">Debrief with user, ask questions about likes/dislikes, etc.</text:p>
        </text:list-item>
      </text:list>
      <text:p text:style-name="P14">–<text:span text:style-name="T2"><text:line-break/>Limit the sales ability during prototype tests, they’re not done to sell the idea. If you sell to hard, you’re going to bias the user. Remain neutral.</text:span></text:p>
      <text:p text:style-name="P17"/>
      <text:p text:style-name="P17"/>
      <text:p text:style-name="P17"/>
      <text:h text:style-name="P4" text:outline-level="3">18.-How to prototype</text:h>
      <text:p text:style-name="P14">–<text:span text:style-name="T2"><text:line-break/>ProtoTYPES:</text:span></text:p>
      <text:list xml:id="list3571824036" text:style-name="L34">
        <text:list-item>
          <text:p text:style-name="P53">Storytelling: Tell a potential user the story of your idea. Describe what the experience/product would be like then you get feedback. It requires a lot of imagination from the user so they are understanding the same idea.</text:p>
        </text:list-item>
        <text:list-item>
          <text:p text:style-name="P53">Roleplay: Act out the experience of your idea with the user, consider different roles, use visual support to help the user get a more realistic experience of your idea.</text:p>
        </text:list-item>
        <text:list-item>
          <text:p text:style-name="P53"><text:soft-page-break/>Model: Make a simple representation of your idea. Use paper or other basic material. You can build models of digital tools/web pages on paper or digitally WITHOUT coding anything. Start with low resolution/fidelity and increase it little by little. It much easier for the user to give you feedback now that they are looking at something.</text:p>
        </text:list-item>
        <text:list-item>
          <text:p text:style-name="P53">Fakedoor: Promote your product/service before it even exists to measure interest.</text:p>
        </text:list-item>
        <text:list-item>
          <text:p text:style-name="P53">Wizard of oz: The appearance and experience of a complete and working service, where all of the invisible processes are carried out manually.</text:p>
        </text:list-item>
        <text:list-item>
          <text:p text:style-name="P53">Pilot: A short term limited project selling your product/service with the main purpose of learning and improving.</text:p>
        </text:list-item>
      </text:list>
      <text:p text:style-name="P17"/>
      <text:p text:style-name="P17"/>
      <text:h text:style-name="P4" text:outline-level="3">19.-Post Prototype</text:h>
      <text:p text:style-name="P14">–<text:span text:style-name="T2"><text:line-break/>The prototype phases:</text:span></text:p>
      <text:list xml:id="list3940984306" text:style-name="L35">
        <text:list-item>
          <text:p text:style-name="P54">Build.</text:p>
        </text:list-item>
        <text:list-item>
          <text:p text:style-name="P54">Try.</text:p>
        </text:list-item>
        <text:list-item>
          <text:p text:style-name="P54">Learn.</text:p>
        </text:list-item>
        <text:list-item>
          <text:p text:style-name="P54">Iterate.</text:p>
        </text:list-item>
        <text:list-item>
          <text:p text:style-name="P54">Start again. You finish when you’re ready to move forward with your concept because it’s been validated and you are ready to implement it.</text:p>
        </text:list-item>
      </text:list>
      <text:p text:style-name="P14">–<text:span text:style-name="T2"><text:line-break/>Do not fall into the extreme, there has to be a point where you know is solid enough to move forward.</text:span></text:p>
      <text:p text:style-name="P14">–<text:span text:style-name="T2"><text:line-break/>What to do with the results</text:span></text:p>
      <text:p text:style-name="P9">We can use a matrix with the following quadrants:</text:p>
      <text:list xml:id="list3069861011" text:style-name="L36">
        <text:list-item>
          <text:p text:style-name="P55">Positive points.</text:p>
        </text:list-item>
        <text:list-item>
          <text:p text:style-name="P55">Points to change.</text:p>
        </text:list-item>
        <text:list-item>
          <text:p text:style-name="P55">Doubts/Qs.</text:p>
        </text:list-item>
        <text:list-item>
          <text:p text:style-name="P55">New ideas.</text:p>
        </text:list-item>
      </text:list>
      <text:p text:style-name="P14">–<text:span text:style-name="T2"><text:line-break/>Iterations= are key to the process, it’s a small adjustment based on the results of the test.</text:span></text:p>
      <text:p text:style-name="P14">–<text:span text:style-name="T2"><text:line-break/>Pivot</text:span></text:p>
      <text:p text:style-name="P9">More significant adjustment/change of direction:</text:p>
      <text:list xml:id="list764007570" text:style-name="L37">
        <text:list-item>
          <text:p text:style-name="P56">Zoom in: You had a lot different features and aspects of the idea, but after testing it with the user you realice you need to focus just on one or a few aspects.</text:p>
        </text:list-item>
        <text:list-item>
          <text:p text:style-name="P56">Zoom out: The opposite of zoom in.</text:p>
        </text:list-item>
        <text:list-item>
          <text:p text:style-name="P56">Client segment: Change the client segment.</text:p>
        </text:list-item>
        <text:list-item>
          <text:p text:style-name="P56">Client need: When the solution is more helpful for another type of problem.</text:p>
        </text:list-item>
        <text:list-item>
          <text:p text:style-name="P56">Business model.</text:p>
        </text:list-item>
        <text:list-item>
          <text:p text:style-name="P56"><text:soft-page-break/>Channel: How are you going to deliver</text:p>
        </text:list-item>
        <text:list-item>
          <text:p text:style-name="P56">Technology.</text:p>
        </text:list-item>
      </text:list>
      <text:p text:style-name="P14">–<text:span text:style-name="T2"><text:line-break/>Death</text:span></text:p>
      <text:p text:style-name="P9">Part of life, part of innovation!</text:p>
      <text:p text:style-name="P9">You have to be willing to let go an idea when it’s not helping anyone anymore. Go to the next idea!.</text:p>
      <text:p text:style-name="P17"/>
      <text:p text:style-name="P17"/>
      <text:h text:style-name="P4" text:outline-level="3">20.-Business Model Canvas</text:h>
      <text:p text:style-name="P14">–<text:span text:style-name="T2"><text:line-break/>Going from idea to business.</text:span></text:p>
      <text:p text:style-name="P23"><text:span text:style-name="T12">–</text:span><text:span text:style-name="T10"><text:line-break/></text:span><text:span text:style-name="Strong_20_Emphasis"><text:span text:style-name="T9">What is a business model canvas?</text:span></text:span></text:p>
      <text:list xml:id="list2705017799" text:style-name="L38">
        <text:list-item>
          <text:p text:style-name="P57">A plan for the successful operation of a business, identifying sources of revenue, the target customer base, products, and details of financing.</text:p>
        </text:list-item>
        <text:list-item>
          <text:p text:style-name="P57">Essentially it tells us how the key drivers of a business fit together.</text:p>
        </text:list-item>
        <text:list-item>
          <text:p text:style-name="P57">How your business will create and capture value.</text:p>
        </text:list-item>
      </text:list>
      <text:p text:style-name="P23"><text:span text:style-name="T12">–</text:span><text:span text:style-name="T10"><text:line-break/></text:span><text:span text:style-name="Strong_20_Emphasis"><text:span text:style-name="T9">Advantage of the business model canvas</text:span></text:span></text:p>
      <text:list xml:id="list3967433168" text:style-name="L39">
        <text:list-item>
          <text:p text:style-name="P58">Easy to understand: Single page, very visual, very easy to understand.</text:p>
        </text:list-item>
        <text:list-item>
          <text:p text:style-name="P58">Focused: Removes any fluff that might have been present in a traditional business plan.</text:p>
        </text:list-item>
        <text:list-item>
          <text:p text:style-name="P58">Flexible: Quick and easy to make changes to your model and sketch out different ideas. You can have different versions and test different ideas.</text:p>
        </text:list-item>
        <text:list-item>
          <text:p text:style-name="P58">Customer focused: Forces you to think about the value you’re providing to your customers, and only then what it takes to deliver that value.</text:p>
        </text:list-item>
        <text:list-item>
          <text:p text:style-name="P58">Shows connections: Shows how the different parts of the model interrelate to each other.</text:p>
        </text:list-item>
        <text:list-item>
          <text:p text:style-name="P58">Easy to communicate: You’ll be able to share and explain easily, making it easier to get people on board with your vision.</text:p>
        </text:list-item>
      </text:list>
      <text:p text:style-name="P23"><text:span text:style-name="T12">–</text:span><text:span text:style-name="T10"><text:line-break/></text:span><text:span text:style-name="Strong_20_Emphasis"><text:span text:style-name="T9">Business model canvas:</text:span></text:span></text:p>
      <text:list xml:id="list3304252119" text:style-name="L40">
        <text:list-item>
          <text:p text:style-name="P59">Value proposition: What do you do that is special? What are you promising to your customers or users?. You always start here.</text:p>
        </text:list-item>
        <text:list-item>
          <text:p text:style-name="P59">Customer segment: Who do you help?</text:p>
        </text:list-item>
        <text:list-item>
          <text:p text:style-name="P59">Channels: How do you reach them?. It might me online, through a platform, etc.</text:p>
        </text:list-item>
        <text:list-item>
          <text:p text:style-name="P59">Customer relationship: How do you interact?. It might be a customer service center that calls them once a week or maybe it’s done by automated chatbots.</text:p>
        </text:list-item>
        <text:list-item>
          <text:p text:style-name="P59">Key activities: How do you do it? How do you deliver that value proposition to the clients? What makes it possible?.</text:p>
        </text:list-item>
        <text:list-item>
          <text:p text:style-name="P59">Key resources: What do you need in order to make this possible?. Might be a database, system, or technology that allows us to deliver the promise.</text:p>
        </text:list-item>
        <text:list-item>
          <text:p text:style-name="P59"><text:soft-page-break/>Key partners: Who will help you?. We might have some activities that we won’t do but we need someone else to do. Partnership with different companies, entities, people that do better some aspect of what it need to be done.</text:p>
        </text:list-item>
        <text:list-item>
          <text:p text:style-name="P59">Cost structure: What will it cost you?. Key aspects of things that are going to cost the company. It could be salaries, systems, technology, infrastructure, big items we need to know about that are going to be costly for the company and that we should consider.</text:p>
        </text:list-item>
        <text:list-item>
          <text:p text:style-name="P59">Revenue streams: How will you make money</text:p>
        </text:list-item>
      </text:list>
      <text:p text:style-name="P17"/>
      <text:p text:style-name="P17"/>
      <text:p text:style-name="P5">MODELOS:</text:p>
      <text:p text:style-name="P9">Fabricante.<text:line-break/>Distribuidor.<text:line-break/>Minorista.<text:line-break/>Franquicia.<text:line-break/>Subscripción.<text:line-break/>Freemium<text:line-break/>Publicidad.<text:line-break/>Licencia de datos o negocio de venta de datos.<text:line-break/>SAAS (software como servicio)<text:line-break/>Plataforma peer to peer (de igual a igual) la compañía es un intermediario: Airbnb<text:line-break/>Crowdsourcing (Se facilita soluciones como ideas o tecnologías o financiamiento mediante la participacion de las masas que interectuan con los clientes. Wikipedia o crowdfunding<text:line-break/>Máquina de Afeitar y la cuchilla. Un precio bajo de un producto mientras que otro artículo asociado se vende a un precio premium<text:line-break/>Modelo de negocio social. Negocio uno por uno. En la venta de uno se dona otro.<text:line-break/>Negocio de la empresa social. No solo es negocio sino que también busca ayudar.</text:p>
      <text:p text:style-name="P17"/>
      <text:p text:style-name="P17"/>
      <text:h text:style-name="P4" text:outline-level="3">22.-Change management</text:h>
      <text:p text:style-name="P14">–<text:span text:style-name="T2"><text:line-break/>Getting people on board</text:span></text:p>
      <text:p text:style-name="P23"><text:span text:style-name="Strong_20_Emphasis"><text:span text:style-name="T12">“</text:span></text:span><text:span text:style-name="Strong_20_Emphasis"><text:span text:style-name="T9">Resistance is human”</text:span></text:span></text:p>
      <text:p text:style-name="P14">–<text:span text:style-name="T2"><text:line-break/>When you have a new idea or concept you want to push forward you’ll probably have to convince some people to change their behavior, their way of doing things, their attitudes and beliefs and that’ll probably be tricky because their natural reaction is going to be resistance.</text:span></text:p>
      <text:p text:style-name="P9"><text:soft-page-break/>As much success as you have you start to have a lower likelihood of trying something new or taking risks, because you basically found a formula that works and you are not willing to change things.</text:p>
      <text:p text:style-name="P23"><text:span text:style-name="T12">–</text:span><text:span text:style-name="T10"><text:line-break/></text:span><text:span text:style-name="Strong_20_Emphasis"><text:span text:style-name="T9">Think of people you have to get on board as another user! (have empathy for them too).</text:span></text:span></text:p>
      <text:p text:style-name="P14">–<text:span text:style-name="T2"><text:line-break/>Consider:</text:span></text:p>
      <text:list xml:id="list4025428205" text:style-name="L41">
        <text:list-item>
          <text:p text:style-name="P60">How to make it in their interest?: Don’t ask people for a favor. More like “this is going to benefit you”, “this is going to be in your interest so you should make the change for yourself”.</text:p>
        </text:list-item>
        <text:list-item>
          <text:p text:style-name="P60">How to make it easier for them?: If you make change difficult they are going to resist it. Lower the barriers so that it’s easier for them to make the transition.</text:p>
        </text:list-item>
        <text:list-item>
          <text:p text:style-name="P60">How to address their concerns?: If they are worried about something, if they are not sure if something is going to go a certain way, they are going to resist even more. Think about what you can do to help them see what’s in it for them, make it easy and try to make it so that it’s less worrying.</text:p>
        </text:list-item>
      </text:list>
      <text:p text:style-name="P14">–<text:span text:style-name="T2"><text:line-break/>Be the virus🥴</text:span></text:p>
      <text:p text:style-name="P17"/>
      <text:p text:style-name="P17"/>
      <text:h text:style-name="P25" text:outline-level="3">23.-How to pitch</text:h>
      <text:p text:style-name="P14">–<text:span text:style-name="T2"><text:line-break/>What is the purpose of presenting?</text:span></text:p>
      <text:p text:style-name="P9">Connect &amp; convince -Human to human connection.</text:p>
      <text:p text:style-name="P9">How do I convince?</text:p>
      <text:list xml:id="list2809048074" text:style-name="L42">
        <text:list-item>
          <text:p text:style-name="P61">You can use logos: logical thinking, appealing to logic, facts, evidence to convince people.</text:p>
        </text:list-item>
        <text:list-item>
          <text:p text:style-name="P61">Pathos: Emotional appeal, getting to the heart of your emotions in order to convince you.</text:p>
        </text:list-item>
        <text:list-item>
          <text:p text:style-name="P61">Ethos: Giving evidence of my credibility in order to convince you.</text:p>
        </text:list-item>
      </text:list>
      <text:p text:style-name="P14">–<text:span text:style-name="T2"><text:line-break/>Ingredients for a pitch</text:span></text:p>
      <text:p text:style-name="P14">–</text:p>
      <text:p text:style-name="P9">The pitch is basically a speech or an act that attempts to persuade someone to buy or do something. In this case, we are going to use it to convince people to support our idea.</text:p>
      <text:p text:style-name="P14">–<text:span text:style-name="T2"><text:line-break/>1.-Start with the problem:<text:line-break/>That’s exactly how we started the process of innovation, so we are going to do that here too.</text:span></text:p>
      <text:p text:style-name="P9"><text:soft-page-break/>What need are you solving?</text:p>
      <text:p text:style-name="P9">Why is it important? Why should they care about this?</text:p>
      <text:p text:style-name="P9">Personal Story related to the problem -yours or someone else’s that the audience can relieve with you.</text:p>
      <text:p text:style-name="P9">Impactful Declaration -data, profound/big &amp; relevant for the audience. For example: “Every minute n people …”</text:p>
      <text:p text:style-name="P9">Powerful Question -exploratory/reflective, puts the audience in introspective mode. For example: “How you ever thought about how much water you use in one day?” or “Have you thought about what kind of future your kids are going to have?”.</text:p>
      <text:p text:style-name="P9">NOTE: We usually kick off a pith with one of these three, don’t do all of them. Choose the one that reflect you the best and is going to get your point across so the audience is aware of the problem.</text:p>
      <text:p text:style-name="P14">–<text:span text:style-name="T2"><text:line-break/>2.- Continue with the solution:</text:span></text:p>
      <text:p text:style-name="P9">You’re going to say something like “And that’s why I created…”, make the transition from convincing people there is a problem to tell them about the solution.</text:p>
      <text:p text:style-name="P9">Focus on the value proposition: What is it that your solution is promising to do? How is it going to solve the problem?</text:p>
      <text:p text:style-name="P9">Explain what makes your solution unique: Now that you know your competition, you know how you compare. What’s special about your solution?</text:p>
      <text:p text:style-name="P9">Show that your solution is innovative and based on the user: Show them that you figured out how to create and capture value. You can show your results here, quotes from potential customers, prototypes, etc. Things that show that you are really creating and capturing value. You might show your business canvas.</text:p>
      <text:p text:style-name="P14">–<text:span text:style-name="T2"><text:line-break/>3.- Introduce yourself: Many times people “buy” or support not the idea but the team behind it. Make people believe in you.</text:span></text:p>
      <text:p text:style-name="P9">What you can say about yourself/the team that sells the idea even more.</text:p>
      <text:p text:style-name="P9">This part can go here or at some other point in the pitch. Some people like to start their pitch by introducing themselves, some put it in the middle, and some people put it at the end.</text:p>
      <text:p text:style-name="P9">This is where ethos go: establish credibility, show evidence of your authority on the subject (technical expertise, relevant education, personal experience, investigation you have done).</text:p>
      <text:p text:style-name="P14"><text:soft-page-break/>–<text:span text:style-name="T2"><text:line-break/>4.-Call to action: Any good pitch has to finish up with “What do you need from us?”</text:span></text:p>
      <text:p text:style-name="P14">“<text:span text:style-name="T2">I need x from you” is one of the last sentences that you are going to put a solid pitch.</text:span></text:p>
      <text:p text:style-name="P9">Explain where you are at today, what the next step is, and what you need help with to move forward with the idea.</text:p>
      <text:p text:style-name="P9">Think broadly about what you need you might need: investment, alliance, provider, advice, etc.</text:p>
      <text:p text:style-name="P17"/>
      <text:p text:style-name="P17"/>
      <text:h text:style-name="P26" text:outline-level="3">24.-How to do more with less</text:h>
      <text:p text:style-name="P69">–<text:span text:style-name="T2"><text:line-break/>Innovating in the real world</text:span></text:p>
      <text:p text:style-name="P69">“<text:span text:style-name="T2">Necessity is the mother of invention”</text:span></text:p>
      <text:p text:style-name="P64">Frugal Innovation: Getting the most potential out of limited resources to generate real value for the user.</text:p>
      <text:p text:style-name="P69">–<text:span text:style-name="T2"><text:line-break/>Resourcefulness: The capacity to resolve a problem effectively within the resources and limitations of the context.</text:span></text:p>
      <text:p text:style-name="P69">–<text:span text:style-name="T2"><text:line-break/>Limited resources</text:span></text:p>
      <text:p text:style-name="P64">Don’t limit us, it’s the lack of resourceful that limit us!. In innovation, “productive constraints” can allow us to:</text:p>
      <text:list xml:id="list1533661018" text:style-name="L43">
        <text:list-item>
          <text:p text:style-name="P65">Imagine improbable connections between objects, people and resources.</text:p>
        </text:list-item>
        <text:list-item>
          <text:p text:style-name="P65">Try with what we have on hand.</text:p>
        </text:list-item>
        <text:list-item>
          <text:p text:style-name="P65">Propose new hypothesis and ask “What if?”.</text:p>
        </text:list-item>
        <text:list-item>
          <text:p text:style-name="P65">Move in a more agile way.</text:p>
        </text:list-item>
        <text:list-item>
          <text:p text:style-name="P65">Be more tolerant. You can’t expect perfection because we are being resourceful.</text:p>
        </text:list-item>
      </text:list>
      <text:p text:style-name="P69">“<text:span text:style-name="T2">More with less”</text:span></text:p>
      <text:p text:style-name="P69">–<text:span text:style-name="T2"><text:line-break/>Principles of Frugal Innovation</text:span></text:p>
      <text:list xml:id="list1476515110" text:style-name="L44">
        <text:list-item>
          <text:p text:style-name="P66">Required functionalities and performance with appropriate technology: We are going to do good enough solutions. Don’t add things the user doesn´t even need. Focus on what they need.</text:p>
        </text:list-item>
        <text:list-item>
          <text:p text:style-name="P66">More with less resources (ingenuity&gt;capital).</text:p>
        </text:list-item>
        <text:list-item>
          <text:p text:style-name="P66">Reduced costs: If we reduce the cost so we make a solution that is more attainable for more people.</text:p>
        </text:list-item>
        <text:list-item>
          <text:p text:style-name="P66">Inclusive and replicable for many people.</text:p>
        </text:list-item>
        <text:list-item>
          <text:p text:style-name="P66"><text:soft-page-break/>Focus on the user and the ecosystem: How is this going to impact the ecosystem? the environment? the society?.</text:p>
        </text:list-item>
        <text:list-item>
          <text:p text:style-name="P66">We are looking for triple impact: social, economic, environmental.</text:p>
        </text:list-item>
      </text:list>
      <text:p text:style-name="P69">–<text:span text:style-name="T2"><text:line-break/>Make your idea frugal and strategic, the idea is to increase value and reduce the resources that we are putting into that.</text:span></text:p>
      <text:p text:style-name="P64">Increase value for: clients, shareholders/investor, society.</text:p>
      <text:p text:style-name="P64">Reduce the resources like: energy, capital, nature, time, complexity.</text:p>
      <text:p text:style-name="P27"/>
      <text:p text:style-name="P27"/>
      <text:h text:style-name="P26" text:outline-level="3">25.-Tips for innovating thinking</text:h>
      <text:p text:style-name="P69">–<text:span text:style-name="T2"><text:line-break/>Habits and routine are the enemies of innovative thinking.</text:span></text:p>
      <text:p text:style-name="P64">Habit: something we do automatically without reflection. When we repeat it over and over again. A shortcut. Be careful about always having the autopilot on because when it’s on you are not paying attention, you’re not creating new connections in your brain.</text:p>
      <text:p text:style-name="P69">–<text:span text:style-name="T2"><text:line-break/>Tips to start paying attention:</text:span></text:p>
      <text:list xml:id="list997995109" text:style-name="L45">
        <text:list-item>
          <text:p text:style-name="P67">Take a new route.</text:p>
        </text:list-item>
        <text:list-item>
          <text:p text:style-name="P67">Try new food.</text:p>
        </text:list-item>
        <text:list-item>
          <text:p text:style-name="P67">Listen music from countries and cultures that you don’t always listen to.</text:p>
        </text:list-item>
        <text:list-item>
          <text:p text:style-name="P67">What can you do differently to make your work less repetitive?</text:p>
        </text:list-item>
      </text:list>
      <text:p text:style-name="P69">–</text:p>
      <text:p text:style-name="P69">“<text:span text:style-name="T2">If you always do what you’ve always done, you’ll always get what you’ve always got”</text:span></text:p>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8:41:12.858000000</meta:creation-date>
    <dc:date>2022-01-11T20:14:32.259000000</dc:date>
    <meta:editing-duration>PT4H54M25S</meta:editing-duration>
    <meta:editing-cycles>25</meta:editing-cycles>
    <meta:generator>LibreOffice/7.2.2.2$Windows_X86_64 LibreOffice_project/02b2acce88a210515b4a5bb2e46cbfb63fe97d56</meta:generator>
    <meta:document-statistic meta:table-count="0" meta:image-count="0" meta:object-count="0" meta:page-count="15" meta:paragraph-count="323" meta:word-count="3910" meta:character-count="22409" meta:non-whitespace-character-count="18954"/>
  </office:meta>
</office:document-meta>
</file>